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Default"/>
        <table:table-row table:style-name="ro1">
          <table:table-cell office:value-type="string">
            <text:p>Т14 </text:p>
          </table:table-cell>
          <table:table-cell table:number-columns-repeated="3"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T1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string">
            <text:p>T16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string">
            <text:p>T17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table:number-columns-repeated="7" office:value-type="string">
            <text:p>new raws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18">18.09.2022</text:date>, <text:time>09:2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9S</meta:editing-duration>
    <meta:editing-cycles>5</meta:editing-cycles>
    <meta:generator>OpenOffice/4.1.11$Win32 OpenOffice.org_project/4111m1$Build-9808</meta:generator>
    <dc:date>2022-09-18T09:25:20.69</dc:date>
    <dc:creator>Максим Шепенев</dc:creator>
    <meta:document-statistic meta:table-count="3" meta:cell-count="29" meta:object-count="0"/>
    <meta:user-defined meta:name="Info 1"/>
    <meta:user-defined meta:name="Info 2"/>
    <meta:user-defined meta:name="Info 3"/>
    <meta:user-defined meta:name="Info 4"/>
  </office:meta>
</office:document-meta>
</file>